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6.0898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178in" fo:break-before="auto" style:use-optimal-row-height="fals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1">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8.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9">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7.80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3">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26">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19">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19">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82">
          <table:table-cell table:number-columns-repeated="1024"/>
        </table:table-row>
        <table:table-row table:style-name="ro6">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9">
          <table:table-cell/>
        </table:table-row>
      </table:table>
      <table:table table:name="Sheet4" table:style-name="ta1">
        <table:table-column table:style-name="co12" table:default-cell-style-name="Default"/>
        <table:table-row table:style-name="ro9">
          <table:table-cell/>
        </table:table-row>
      </table:table>
      <table:table table:name="Sheet5" table:style-name="ta1">
        <table:table-column table:style-name="co12" table:default-cell-style-name="Default"/>
        <table:table-row table:style-name="ro9">
          <table:table-cell/>
        </table:table-row>
      </table:table>
      <table:table table:name="Sheet6" table:style-name="ta1">
        <table:table-column table:style-name="co12" table:default-cell-style-name="Default"/>
        <table:table-row table:style-name="ro9">
          <table:table-cell/>
        </table:table-row>
      </table:table>
      <table:table table:name="Sheet7" table:style-name="ta1">
        <table:table-column table:style-name="co12" table:default-cell-style-name="Default"/>
        <table:table-row table:style-name="ro9">
          <table:table-cell/>
        </table:table-row>
      </table:table>
      <table:table table:name="Sheet8" table:style-name="ta1">
        <table:table-column table:style-name="co12" table:default-cell-style-name="Default"/>
        <table:table-row table:style-name="ro9">
          <table:table-cell/>
        </table:table-row>
      </table:table>
      <table:table table:name="Sheet9"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9">00/00/0000</text:date>, <text:time style:data-style-name="N2" text:time-value="10:18:52.1787485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5-19T10:30:55.124626244</dc:date>
    <meta:editing-duration>P113DT9H38M13S</meta:editing-duration>
    <meta:editing-cycles>4870</meta:editing-cycles>
    <meta:generator>LibreOffice/6.4.7.2$Linux_X86_64 LibreOffice_project/40$Build-2</meta:generator>
    <meta:document-statistic meta:table-count="9" meta:cell-count="75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